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1" svg:font-family="'Droid Sans'"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3" style:family="paragraph" style:parent-style-name="Standard" style:list-style-name="L1">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4" style:family="paragraph" style:parent-style-name="Standard" style:list-style-name="L2">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5"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6" style:family="paragraph" style:parent-style-name="Standard">
      <style:paragraph-properties fo:margin-top="0in" fo:margin-bottom="0in" fo:line-height="150%" fo:text-align="center" style:justify-single-word="false"/>
    </style:style>
    <style:style style:name="P7"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8" style:family="paragraph" style:parent-style-name="Heading_20_1">
      <style:paragraph-properties fo:margin-top="0in" fo:margin-bottom="0in" fo:line-height="150%" fo:text-align="center" style:justify-single-word="false"/>
      <style:text-properties fo:font-size="24pt" style:font-size-asian="24pt" style:font-size-complex="24pt"/>
    </style:style>
    <style:style style:name="P9" style:family="paragraph" style:parent-style-name="Heading_20_1">
      <style:paragraph-properties fo:break-before="page"/>
    </style:style>
    <style:style style:name="P10" style:family="paragraph" style:parent-style-name="Heading_20_2">
      <style:paragraph-properties fo:margin-top="0in" fo:margin-bottom="0in" fo:line-height="150%" fo:text-align="justify" style:justify-single-word="false"/>
    </style:style>
    <style:style style:name="P11" style:family="paragraph" style:parent-style-name="Signature">
      <style:paragraph-properties fo:margin-top="0in" fo:margin-bottom="0in" fo:line-height="150%" fo:text-align="center" style:justify-single-word="false"/>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Droid Sans" fo:font-size="9pt" style:font-size-asian="9pt" style:font-name-complex="Droid Sans" style:font-size-complex="9pt"/>
    </style:style>
    <style:style style:name="T2" style:family="text">
      <style:text-properties style:use-window-font-color="true" style:text-outline="false" style:text-line-through-style="none" style:text-position="0% 100%" style:font-name="Droid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 text:outline-level="1">හන්තාන ලිනක්ස් මත "ලෑම්ප්" භාවිතය.</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pan text:style-name="T1">හන්තාන ලිනක්ස් මත "ලෑම්ප්" භාවිත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6"/>
      <text:h text:style-name="P9" text:outline-level="1">හැඳින්වීම</text:h>
      <text:p text:style-name="P2">හන්තාන ලිනක්ස් මෙහෙයුම් පද්ධතිය මත "ලෑම්ප්" මෘදුකාංග සමූහය ස්ථාපනය කර, එය තම පරිගනකය තුල හෝ පරිගනක ජාලයක් තුල වෙබ් අඩවි <text:s/>සේවා සපයන සේවාදායකයක් බවට පත්කරගන්නා ආකාරය පැහැදිලිකිරීම මෙම ලිපියේ අරමුන වේ.</text:p>
      <text:p text:style-name="P2">මෙම ලිපියේ පැහැදිලිකිරීම් පහත සඳහන් මෘදුකාංග සහ එම පිටපත් මත පදනම්වීඇති <text:s/>බව සලකන්න.</text:p>
      <text:list xml:id="list1658525205" text:style-name="L2">
        <text:list-item>
          <text:p text:style-name="P4">හන්තාන ලිනක්ස් මෙහෙයුම් පද්ධතිය - පිටපත 11.1 සහ 15.5 (ඒ අතරමැදි හෝ පසුකාලීන නිකුතු සඳහා මෙහි සඳහන් නිදර්ශන පරීක්ෂා කර නොමැති අතර, බොහෝ දුරට ඒවා එලෙසම භාවිත කිරීමට හැකි වනු ඇත).</text:p>
        </text:list-item>
        <text:list-item>
          <text:p text:style-name="P4">අපාචි (Apachi) <office:annotation><dc:creator>Unknown Author</dc:creator><dc:date>2012-04-10T02:25:28</dc:date><text:p text:style-name="P12"><text:span text:style-name="T2">Check and insert version</text:span></text:p></office:annotation>x.x</text:p>
        </text:list-item>
        <text:list-item>
          <text:p text:style-name="P4">මයි එස්.කියු.එල් (MySQL) <office:annotation><dc:creator>Unknown Author</dc:creator><dc:date>2012-04-10T02:25:07</dc:date><text:p text:style-name="P12"><text:span text:style-name="T2">Check and insert version</text:span></text:p></office:annotation>x.x</text:p>
        </text:list-item>
        <text:list-item>
          <text:p text:style-name="P4">පී.එච්.පී (PHP) <office:annotation><dc:creator>Unknown Author</dc:creator><dc:date>2012-04-10T02:26:14</dc:date><text:p text:style-name="P12"><text:span text:style-name="T2">Check and insert version</text:span></text:p></office:annotation>x.x</text:p>
        </text:list-item>
      </text:list>
      <text:p text:style-name="P2"/>
      <text:h text:style-name="P10" text:outline-level="2">"ලෑම්ප්" යනු...</text:h>
      <text:p text:style-name="P2">ඔබ අන්තර්ජාලය ඔස්සේ <text:s/>යම් <text:s/>වෙබ් අඩවියක් <text:s/>ගවේශනය කිරීමෙදී ඔබ දකින අකුරු, රූප, වීඩියෝ ආදිය ඒ ආකාරයෙන් ඔබ වෙත ලබාදීමට තිරය පිටුපස සිට ක්‍රියා කරන එක්තරා මෘදුකාංග සමූහයක් "ලෑම්ප්" (<text:a xlink:type="simple" xlink:href="http://en.wikipedia.org/wiki/LAMP_(software_bundle)">LAMP</text:a>) ලෙස හඳුන්වනු ලබේ. L-A-M-P යන ඉංග්‍රීසි වචනය, ලිනක්ස් (<text:a xlink:type="simple" xlink:href="http://en.wikipedia.org/wiki/Linux">Linux</text:a>), අපාචි (<text:a xlink:type="simple" xlink:href="http://en.wikipedia.org/wiki/Apache_HTTP_Server">Apache</text:a>), මයි එස්.කියු.එල් (<text:a xlink:type="simple" xlink:href="http://en.wikipedia.org/wiki/MySQL">MySQL</text:a>) සහ පී.එච්.පී (<text:a xlink:type="simple" xlink:href="http://en.wikipedia.org/wiki/PHP">PHP</text:a>) යන වචනවල මුල් අකුරු වලින් සැදි අක්-නමකි (Acronym).</text:p>
      <text:p text:style-name="P2">සමහර අවස්ථාවලදී "ලෑම්ප්" යන්න "ලෑම්ප් ස්ටැක්" (LAMP Stack), "ලෑම්ප් බන්ඩල්" (LAMP Bundel) හෝ "ලෑම්ප් ප්ලැට්ෆෝම්" (LAMP Platform) යන නම් වලින්ද හඳුන්වනු ලබයි.</text:p>
      <text:p text:style-name="P2"/>
      <text:p text:style-name="P2">ලෑම්ප් ගොනුවට අයත් මෘදුකාංග එකිනෙකින් වෙන්වූ පාර්ශව විසින් වෙන් වෙන්ව ක්‍රියා කිරීමේ <text:s/>අරමුනින් නිර්මානය කර ඇති අතර, මේ සියල්ල ඉතා පහසුවෙන් සකස්කර භාවිත කල හැකි වීමත්, විශේෂයෙන්ම නිදහස් හා විවෘත මෘදුකාංග වීමත්, සහ බහුතර ලිනක්ස් නිකුතු සමග පෙරනිමියෙන්ම ලැබෙන බැවිනුත් බොහෝ දැනා ඒවා <text:s/>එක් ගොනුවක් ලෙස භාවිත කිරීමට <text:s/>පුරුදුව <text:s/>සිටී.</text:p>
      <text:p text:style-name="P2"/>
      <text:p text:style-name="P7">උපුටාගැනීම් සහ වැඩි විස්තර සඳහා:</text:p>
      <text:list xml:id="list123803701" text:style-name="L1">
        <text:list-item>
          <text:p text:style-name="P3">http://en.wikipedia.org/wiki/LAMP_%28software_bundle%2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1" svg:font-family="'Droid Sans'"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102</meta:generator>
    <dc:date>2012-04-10T02:31:06</dc:date>
    <meta:editing-duration>PT3H11M38S</meta:editing-duration>
    <meta:editing-cycles>22</meta:editing-cycles>
    <meta:document-statistic meta:table-count="0" meta:image-count="0" meta:object-count="0" meta:page-count="3" meta:paragraph-count="15" meta:word-count="251" meta:character-count="1021" meta:non-whitespace-character-count="1028"/>
  </office:meta>
</office:document-meta>
</file>